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on penitence/</text:p>
      <text:p text:style-name="P5"/>
      <text:p text:style-name="P4">[Page 1]</text:p>
      <text:p text:style-name="P4">[Hebrew]/ [Hebrew] "Thou has forgotten the Lord Thy Maker, He who/ stretched forth the heavens, and laid the foundation of the/ earth, and art continually every day afraid, because of the fury/ of the oppressor" <text:s/>My Brethren! When the words of Isiah[sic!]/ just quoted from the prophetic section of this Sabbath,/ recur to my mind, I feel really pained at heart, for, in/ them I see a graphic description of an evil which is acquiring/ preponderance even among the seed of Jacob. <text:s/>I mean: the/ absence of faith; of that faith in the justice of Providence,/ which the Talmudists declared to be the characteristic of/ Israel [Hebrew], and which did form the noblest/ feature in their national countenance, ere <text:span text:style-name="T1">they</text:span><text:span text:style-name="T3"> it became/ disfigured by the touch of a contaminating world./ <text:s/>They who in every page of the written and oral law/ are shown the never-slumbering eye that watches </text:span><text:span text:style-name="T1">their</text:span><text:span text:style-name="T3"> human/ steps, say nowadays to themselves: [Hebrew]/ [Hebrew] "What is the Almighty that we should serve/ Him, and what will avail us when we beseech Him?"/ <text:s/>Nations or individuals may write under the strokes of/ adversity; but few will seek the cause within themselves;/ few will follow the counsel of our wise Teachers, that/ when calamity befalls us, we should scrutinize our actions,/</text:span></text:p>
      <text:p text:style-name="P6"/>
      <text:p text:style-name="P6">[Page 2]</text:p>
      <text:p text:style-name="P4"><text:span text:style-name="T3">[Hebrew]/ No say they God is too exalted to take cognizance of those/ who dwell in tenements of clay. <text:s/>He who is enthroned/ above the sky, will not lower his vision, to note man's/ outgoings and coming in. <text:s/></text:span><text:soft-page-break/><text:span text:style-name="T3">Are our fondest anticipations/ frustrated? <text:s/>Why: it was the effect of chance. <text:s/>Are our/ commercial schemes brought to naught? <text:s/>Has the vessel which/ conveyed abroad our precious </text:span><text:span text:style-name="T1">machinery</text:span><text:span text:style-name="T3"> gold become a prey to the waves,/ or to the enemy's hatred? <text:s/>Are we domestically afflicted?/ <text:s/>It is the effect of chance. <text:s/>Is the soil once smiling with/ pasture, converted into arid earth? <text:s/>Do the clouds refuse to/ </text:span><text:span text:style-name="T1">discharge</text:span><text:span text:style-name="T3"> aid us with their benign influence? <text:s/>Is the face of the land/ shrouded in darkness? <text:s/>Is a deluge of blood sweeping away/ her inhabitants? <text:s/>It is all but chance. <text:s/>Oh human stupidity!/ <text:s/>We will invest with supernatural powers that which/ has no existence, and impiously deny that there </text:span><text:span text:style-name="T4">does</text:span><text:span text:style-name="T5"> exist/ above us [Hebrew] "An eye that seeth, and an/ ear that heareth". <text:s/>To be sure; God in dealing with/ his creatures does not work constant miracles [Hebrew]/ Nature follows its fixed laws. <text:s/>But He who is the/ author of nature, has not foregone His hold thereof./ <text:s/>Its various workings are but the messengers of His/</text:span></text:p>
      <text:p text:style-name="P7"/>
      <text:p text:style-name="P7">[Page 3]</text:p>
      <text:p text:style-name="P4"><text:span text:style-name="T5">Divine will. <text:s/>Sublunary events are shaped by the finger/ of the Lord; they subserve His wise purpose [Hebrew]/ [Hebrew] whether to chastise the wicked; to/ benefit his people, or to show mankind compassion./ <text:s/>Such, my Brethren, is the imparting of your religion;/ [Hebrew] "The Lord is high, but/ He looketh below" Such is also the doctrine which our Rabbins/ exemplified in their lives, and in which they gloried./ <text:s/>It is narrated in the Talmud, that an </text:span><text:span text:style-name="T2">individual</text:span><text:span text:style-name="T5"> personage/ of acknowledged piety met with reverses. <text:s/>Those who/ really wished his welfare, advised that he should search,/ whether he had in his daily walks swerved form the/ path of rectitude. <text:s/>The intimation occasioned displeasure,/ and it found </text:span><text:span text:style-name="T2">utterances</text:span><text:span text:style-name="T5"> vent. <text:s/>"Am I suspected by you, to have/ acted wrongly"?, asked the same individual, but his friends/ inquired in return" Do you suspect God to do what is injustice"?/ <text:s/>[Hebrew] The reproof kindly intended,/ was meekly received, and amendment followed./ <text:s/>Aye, my friends! when the heart is not tainted with/ the skeptical notions so prevailing in this degenerate/ age, afflictions, whether public or private will soften/ it; out of the crucible of tribulations it will issue forth/ purified sevenfold. <text:s/>But when man looks upon/</text:span></text:p>
      <text:p text:style-name="P7"/>
      <text:p text:style-name="P7">[Page 4]</text:p>
      <text:p text:style-name="P4"><text:span text:style-name="T5">this nether world, as on a ship without a pilot,/ and on its denizens as mere jugglers striving to supplant/ and overreach </text:span><text:span text:style-name="T2">each</text:span><text:span text:style-name="T5">oneanother; when the mind either puffed/ with mundane knowledge, or void of all intelligence,/ attributes to blind chance that which is the emanation/ of supreme wisdom, then neither the gentle admonitions/ of friends, nor the paternal corrections of heaven will effect/ a change. <text:s/>[Hebrew] <text:s/>"They have laid hold of/ deceiving (thoughts), they refuse to repent" But in our/ text we read [Hebrew] "thou hast forgotten the Lord/ thy Maker" [Hebrew], </text:span><text:span text:style-name="T2">but</text:span><text:span text:style-name="T5"> therefore art thou continually/ every day </text:span><text:span text:style-name="T2">not</text:span><text:span text:style-name="T5"> in dread of the fury of the oppressor"; that is,/ thou wilt not confide in Him who alone can save and/ comfort, consequently art thou agitated by forebodings of/ sad reverses. <text:s/>For the disbelief in Providence, does not imply/ a perfect freedom from any apprehension of approaching/ evils. <text:s/>On the contrary: while he who has the Almighty/ constantly before his mental vision, will be calm amidst/ the storms of adversity--for he knows and feels that/ the Father of mercy will not lay upon him a heavier burthen/ than he can bear--he who hardens himself against/ that belief, has a sound of </text:span><text:span text:style-name="T2">dread</text:span><text:span text:style-name="T5"> terror in his ears; even/</text:span></text:p>
      <text:p text:style-name="P7"/>
      <text:p text:style-name="P7">[Page 5]</text:p>
      <text:p text:style-name="P4"><text:span text:style-name="T5">in prosperity, he imagines that the destroyer is hastening/ toward him [Hebrew]/ [Hebrew]. <text:s/>Thus we read in the book of Job,/ and so true it is, that if you attentively observe, you/ will discover that they who boast of their free-thinking,/ are nevertheless swayed by superstition, which will be discarded/ by him who only fears the Lord God. <text:s/>Faithful to the/ teaching of his religion, he will acknowledge that/ suffering is at the heel of sin. <text:s/>Let me say it in/ the language of Ezekiel. <text:s/>[Hebrew] "hath the/ rod blossomed? <text:s/>It is because "pride hath budded forth"./ <text:s/>Is the arrow levelled[sic!] at us and shot? <text:s/>It is </text:span><text:soft-page-break/><text:span text:style-name="T4">we</text:span><text:span text:style-name="T5"> that/ gave it the impetus [Hebrew]. <text:s/>Oh?/ <text:s/>What carnage &amp; a devastation! look at human unrighteousness I say./ <text:s/>Oh what plunder and conflagration! see the prevailing/ dishonesty and peculation, I exclaim, </text:span><text:span text:style-name="T4">We</text:span><text:span text:style-name="T5"> ourselves build the steel/ which traces our condemnation upon adamant. <text:s/>God/ reviews our deeds in his tribunal, </text:span><text:span text:style-name="T4">we</text:span><text:span text:style-name="T5"> are faced to pronounce/ our own verdict. <text:s/>[Hebrew]/ The inequities he hath committed overtake the wicked man/ he is held by the cords of his sin. <text:s/>Mark, my Brethren!/ the words employed by the moralist [Hebrew]./ <text:s/>He himself has spun and woven the bands that/</text:span></text:p>
      <text:p text:style-name="P7"/>
      <text:p text:style-name="P7">[Page 6]</text:p>
      <text:p text:style-name="P7">irresistibly consign him to misery. <text:s/>It is not/ the world of chance, but the effect of his own/ deliberate doings, judged by the omniscient Being whose spirit/ pervades the universe. <text:s/>Beautifully is/ this truth illustrated by one of our Sages. <text:s/>He says/ [Hebrew] "A King had/ a watch, of which he made a present to his beloved/ child" <text:s/>God in his infinite love has gifted us/ with freedom of will; by guiding it aright, we can/ secure our happiness. <text:s/><text:span text:style-name="T6">That is</text:span> the watch of which/ the Talmudist allegorically speaks. <text:s/>If we incessantly/ attend to its mechanism; it will ever remain under our/ control. <text:s/>For, It is in our power either to restrain the rapidity/ of its wheels, or to impart to them a quicker motion. <text:s/>We/ can also direct the hands and they will register the/ correct hour of the day; but if we suffer it to proceed/ without guide and regulation, it will surely lead us astray./ <text:s/>We may then be induced to go hurriedly forth when we should/ have been at rest, or we may keep inert at times that/ we should be steady at work. <text:s/>The application/ is obvious, and you have already comprehended to/ Freedom of will is an inestimable boon of the Deity./</text:p>
      <text:p text:style-name="P7"/>
      <text:p text:style-name="P7">[Page 7]</text:p>
      <text:p text:style-name="P7">By it are we distinguished from and raised above/ all animated beings. <text:s/><text:span text:style-name="T1">Accompanied</text:span> Guided by reason and the/ expressed word of God, we can through <text:span text:style-name="T1">it</text:span> its medium become a/ Moses or an Abraham, and gain a proportionate reward/ here and hereafter. <text:s/>Abandoned to itself, it <text:span text:style-name="T1">may</text:span> will/ abuse its powers,--through the allurements of passions--,/ and turn us into a Jeroboam, drawing upon us a corresponding punish-/-ment and everlasting shame. <text:s/><text:span text:style-name="T1">Therefore it is</text:span> Hence we find written in/ the section of last Sabbath [Hebrew]/ [Hebrew]/ "Behold I set before you this day, a blessing and a curse. <text:s/>The/ blessing if you will hearken unto the commandments of the/ Lord your God; and the curse if you will not hearken to them;"/ purposing to signify that as the Almighty has endowed/ every man with unrestrained liberty of action, it rests with/ him to choose whether <text:span text:style-name="T1">to follow</text:span> he will adhere to the Divine prescriptions and <text:span text:style-name="T1">[?]</text:span> obtain/ <text:span text:style-name="T1">at peace</text:span> spiritual repose, or <text:span text:style-name="T1">to</text:span> cling to the <text:span text:style-name="T1">dictates</text:span> impartings of his feeble/ conceptions and <text:span text:style-name="T1">be never at rest repose [?] spiritual</text:span> be never at peace./</text:p>
      <text:p text:style-name="P7">Brethren! <text:s/>The opening of this month, which, they/ who follow our ritual, devote to prepratory[sic!] prayers/ and <text:span text:style-name="T1">deeds of abstinence</text:span> voluntary penance, has suggested my brief remarks./ <text:s/>Take them to heart. <text:s/>When struck by the/</text:p>
      <text:p text:style-name="P7"/>
      <text:p text:style-name="P7">[Page 8]</text:p>
      <text:p text:style-name="P7">appaling[sic!] disaster with which we have been/ nationally afflicted let each of you ask himself "Have my misdeeds/ been in any degree a cause to this <text:span text:style-name="T1">celestial</text:span> heavenly infliction?/ <text:s/>And if you discover that you have been relaxed in the rules/ of morality; that your religion was not pure love for/ God; if you perceive that in the turmoil of business/ you became insensible of <text:span text:style-name="T1">the cry of justice and charity</text:span> voice that constantly cries/ <text:span text:style-name="T1">that says</text:span> [Hebrew], "righteousness, righteousness/ alone thou shalt pursue"; that, fearing some impending reverse,/ you forget the Lord your Maker who saves and comforts, and/ <text:span text:style-name="T1">labored</text:span> strove only to place <text:span text:style-name="T1">of</text:span> your <text:span text:style-name="T1">substance</text:span> gold beyond the reach of the/ enemy's hand, though to the detriment of the interest of your <text:span text:style-name="T1">interest</text:span> fellow-creation./ <text:s/>If you, in short, detect anything in your conduct antago-/-nistical to the dictates of conscience and Holy Writ, speedily/ amend your course, that you may, <text:span text:style-name="T1">according</text:span> conformably to the expression/ of King David, uplift your hands on high, cleared <text:soft-page-break/>of all/ pollution, on the solemn days now fast approaching [Hebrew]/ [Hebrew]. <text:s/>Then He who spread out/ the heavens and land the foundation of the earth, will mer-/cifully decree that they who are held in the captivity of/ sin, shall not die in the <text:span text:style-name="T1">pit</text:span> dungeon, nor <text:span text:style-name="T1">ever</text:span> lack <text:span text:style-name="T1">their</text:span> the means/ <text:span text:style-name="T1">daily bread</text:span> of supporting their existence from now and evermore. <text:s/>Amen/ [Hebrew]/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27T15:17:21.10</meta:creation-date>
    <dc:date>2012-06-28T11:52:22.02</dc:date>
    <dc:creator>Penn Libraries</dc:creator>
    <meta:editing-duration>PT00H44M0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79" meta:word-count="1867" meta:character-count="11386"/>
  </office:meta>
</office:document-meta>
</file>